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b676a" officeooo:paragraph-rsid="000b676a"/>
    </style:style>
    <style:style style:name="P2" style:family="paragraph" style:parent-style-name="Standard" style:list-style-name="L1">
      <style:text-properties officeooo:rsid="000b676a" officeooo:paragraph-rsid="000b676a"/>
    </style:style>
    <style:style style:name="P3" style:family="paragraph" style:parent-style-name="Standard" style:list-style-name="L1">
      <style:text-properties fo:font-weight="normal" officeooo:rsid="000b676a" officeooo:paragraph-rsid="000b676a" style:font-weight-asian="normal" style:font-weight-complex="normal"/>
    </style:style>
    <style:style style:name="P4" style:family="paragraph" style:parent-style-name="Standard">
      <style:text-properties fo:font-weight="normal" officeooo:rsid="000b676a" officeooo:paragraph-rsid="000b676a" style:font-weight-asian="normal" style:font-weight-complex="normal"/>
    </style:style>
    <style:style style:name="P5" style:family="paragraph" style:parent-style-name="Standard">
      <style:text-properties fo:font-weight="normal" officeooo:rsid="000e522f" officeooo:paragraph-rsid="000e522f" style:font-weight-asian="normal" style:font-weight-complex="normal"/>
    </style:style>
    <style:style style:name="P6" style:family="paragraph" style:parent-style-name="Standard" style:list-style-name="L2">
      <style:text-properties fo:font-weight="normal" officeooo:rsid="000e522f" officeooo:paragraph-rsid="000e522f" style:font-weight-asian="normal" style:font-weight-complex="normal"/>
    </style:style>
    <style:style style:name="P7" style:family="paragraph" style:parent-style-name="Standard" style:list-style-name="L1">
      <style:text-properties fo:font-weight="normal" officeooo:rsid="000e522f" officeooo:paragraph-rsid="000e522f"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c50e7" style:font-style-asian="normal" style:font-style-complex="normal"/>
    </style:style>
    <style:style style:name="T4" style:family="text">
      <style:text-properties fo:font-style="normal" officeooo:rsid="000d6983" style:font-style-asian="normal" style:font-style-complex="normal"/>
    </style:style>
    <style:style style:name="T5" style:family="text">
      <style:text-properties fo:font-style="normal" officeooo:rsid="000fd58b" style:font-style-asian="normal" style:font-style-complex="normal"/>
    </style:style>
    <style:style style:name="T6" style:family="text">
      <style:text-properties officeooo:rsid="000c04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urovision voting methods and appropriate data methods</text:p>
      <text:p text:style-name="P1"/>
      <text:p text:style-name="P1">Data</text:p>
      <text:p text:style-name="P1"/>
      <text:list xml:id="list1509044922" text:style-name="L1">
        <text:list-item>
          <text:p text:style-name="P2">Throughout the data available (1998-2015) the voting is always based on a top-10 ranking. Each voting country ranks their top 10 artists. <text:a xlink:type="simple" xlink:href="https://en.wikipedia.org/wiki/Voting_at_the_Eurovision_Song_Contest" text:style-name="Internet_20_link" text:visited-style-name="Visited_20_Internet_20_Link">https://en.wikipedia.org/wiki/Voting_at_the_Eurovision_Song_Contest</text:a></text:p>
        </text:list-item>
        <text:list-item>
          <text:p text:style-name="P3">Depending on the year, this voting may either have been done by telephone or by a “jury” from the country.</text:p>
        </text:list-item>
        <text:list-item>
          <text:p text:style-name="P3">The data we have, however, is strictly binary. (All “top 10” votes are converted to 1, regardless of position, and all non-voted are converted to zero. Countries which could not vote have NA in their whole row, countries which could not be voted for have NA in their whole column)</text:p>
        </text:list-item>
        <text:list-item>
          <text:p text:style-name="P3">In a sense, we have censored data. The exact rank is censored, but the voting/nonvoting is not censored.</text:p>
        </text:list-item>
        <text:list-item>
          <text:p text:style-name="P3">Possible methodologies in terms of AME “families”:</text:p>
          <text:list>
            <text:list-item>
              <text:p text:style-name="P3">FRN: If we had the full uncensored data, this is what we should use. <text:span text:style-name="T6">But we may be able to use it for our data anyway?</text:span></text:p>
            </text:list-item>
            <text:list-item>
              <text:p text:style-name="P3">BIN: If countries could vote for any number of other countries, this is what we should use.</text:p>
            </text:list-item>
            <text:list-item>
              <text:p text:style-name="P3">CBIN: If countries could vote for <text:span text:style-name="T1">up to</text:span><text:span text:style-name="T2"> ten other countries, this is what we should use.</text:span></text:p>
            </text:list-item>
            <text:list-item>
              <text:p text:style-name="P3"><text:span text:style-name="T2">RRL: </text:span><text:span text:style-name="T3">I think this is the one we should use. It’s not perfect, but it’s good. All we know here is that all the 1’s within a row are better than all the 0’s within a row (according to the voting country) </text:span><text:span text:style-name="T4">We don’t know how countries are ranked within the 1’s or the 0’s, or where all the votes by a country lie on some common absolute scale. E.g. what if the UK hated every song but had to pick its top 10, while France loved every song but only could pick its top 10?</text:span></text:p>
            </text:list-item>
          </text:list>
        </text:list-item>
        <text:list-item>
          <text:p text:style-name="P7"><text:span text:style-name="T4">S</text:span><text:span text:style-name="T2">hould we just get the full data? It’s publicly available and relatively easy to assemble for a single year.</text:span></text:p>
        </text:list-item>
      </text:list>
      <text:p text:style-name="P4"><text:span text:style-name="T4"/></text:p>
      <text:p text:style-name="P5"><text:span text:style-name="T4">C</text:span><text:span text:style-name="T2">ovariates</text:span></text:p>
      <text:p text:style-name="P5"><text:span text:style-name="T2"/></text:p>
      <text:list xml:id="list840235767" text:style-name="L2">
        <text:list-item>
          <text:p text:style-name="P6"><text:span text:style-name="T2">If doing RRL, cannot have an intercept, row random effects or any row fixed effects.</text:span></text:p>
        </text:list-item>
        <text:list-item>
          <text:p text:style-name="P6"><text:span text:style-name="T2">Column:</text:span></text:p>
          <text:list>
            <text:list-item>
              <text:p text:style-name="P6"><text:span text:style-name="T2">Gender of artist</text:span></text:p>
            </text:list-item>
          </text:list>
        </text:list-item>
        <text:list-item>
          <text:p text:style-name="P6"><text:span text:style-name="T2">Dyad:</text:span></text:p>
          <text:list>
            <text:list-item>
              <text:p text:style-name="P6"><text:span text:style-name="T2">Shared border</text:span></text:p>
            </text:list-item>
            <text:list-item>
              <text:p text:style-name="P6"><text:span text:style-name="T2">Voted prior year</text:span></text:p>
            </text:list-item>
            <text:list-item>
              <text:p text:style-name="P6"><text:span text:style-name="T2">Song in official language of voting country </text:span><text:span text:style-name="T5">(Lots of songs in English. Will be an “almost row” covariate, close to “is the row country’s language English?”. Would this be a problem with RRL since row covariates are not estimabl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5T09:21:59.216950321</meta:creation-date>
    <meta:generator>LibreOffice/6.0.7.3$Linux_X86_64 LibreOffice_project/00m0$Build-3</meta:generator>
    <dc:date>2020-06-05T13:39:19.416783604</dc:date>
    <meta:editing-duration>PT42M38S</meta:editing-duration>
    <meta:editing-cycles>3</meta:editing-cycles>
    <meta:document-statistic meta:table-count="0" meta:image-count="0" meta:object-count="0" meta:page-count="1" meta:paragraph-count="20" meta:word-count="383" meta:character-count="2071" meta:non-whitespace-character-count="1725"/>
  </office:meta>
</office:document-meta>
</file>